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17cm" fo:min-width="7.523cm"/>
      <style:paragraph-properties style:writing-mode="lr-tb"/>
    </style:style>
    <style:style style:name="gr2" style:family="graphic" style:parent-style-name="objectwithoutfill">
      <style:graphic-properties draw:marker-end="線の終点_20_2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draw:marker-start="Arrow_20_short" draw:marker-end="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線の終点_20_4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17cm" fo:min-width="7.40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97cm"/>
      <style:paragraph-properties style:writing-mode="lr-tb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2.226cm" fo:min-width="1.976cm"/>
    </style:style>
    <style:style style:name="gr9" style:family="graphic" style:parent-style-name="standard">
      <style:graphic-properties svg:stroke-color="#ff0000" draw:fill-color="#ff0000" draw:textarea-horizontal-align="justify" draw:textarea-vertical-align="middle" draw:auto-grow-height="false" fo:min-height="1.66cm" fo:min-width="1.268cm"/>
    </style:style>
    <style:style style:name="gr10" style:family="graphic" style:parent-style-name="standard">
      <style:graphic-properties draw:textarea-horizontal-align="justify" draw:textarea-vertical-align="middle" draw:auto-grow-height="false" fo:min-height="2.654cm" fo:min-width="6.923cm"/>
      <style:paragraph-properties style:writing-mode="lr-tb"/>
    </style:style>
    <style:style style:name="gr11" style:family="graphic" style:parent-style-name="standard">
      <style:graphic-properties svg:stroke-color="#81d41a" draw:fill-color="#77bc65" draw:textarea-horizontal-align="justify" draw:textarea-vertical-align="middle" draw:auto-grow-height="false" fo:min-height="3.813cm" fo:min-width="1.501cm"/>
      <style:paragraph-properties style:writing-mode="lr-tb"/>
    </style:style>
    <style:style style:name="gr12" style:family="graphic" style:parent-style-name="objectwithoutfill">
      <style:graphic-properties draw:marker-end="線の終点_20_5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67cm" fo:min-width="5.801cm"/>
      <style:paragraph-properties style:writing-mode="lr-tb"/>
    </style:style>
    <style:style style:name="gr16" style:family="graphic" style:parent-style-name="standard">
      <style:graphic-properties svg:stroke-color="#81d41a" draw:fill-color="#77bc65" draw:textarea-horizontal-align="justify" draw:textarea-vertical-align="middle" draw:auto-grow-height="false" fo:min-height="2.72cm" fo:min-width="0.96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>
      <style:graphic-properties svg:stroke-color="#000000" draw:fill-color="#ffd428" draw:textarea-horizontal-align="justify" draw:textarea-vertical-align="middle" draw:auto-grow-height="false" fo:min-height="0.912cm" fo:min-width="2.501cm"/>
      <style:paragraph-properties style:writing-mode="lr-tb"/>
    </style:style>
    <style:style style:name="gr19" style:family="graphic" style:parent-style-name="objectwithoutfill">
      <style:graphic-properties draw:marker-end="線の終点_20_6" draw:marker-end-width="0.3cm" draw:fill="none" draw:textarea-vertical-align="middle"/>
    </style:style>
    <style:style style:name="gr20" style:family="graphic" style:parent-style-name="objectwithoutfill">
      <style:graphic-properties draw:marker-end="線の終点_20_7" draw:marker-end-width="0.3cm" draw:fill="none" draw:textarea-vertical-align="middle"/>
    </style:style>
    <style:style style:name="gr21" style:family="graphic" style:parent-style-name="objectwithoutfill">
      <style:graphic-properties draw:marker-end="線の終点_20_8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6cm"/>
      <style:paragraph-properties style:writing-mode="lr-tb"/>
    </style:style>
    <style:style style:name="gr23" style:family="graphic" style:parent-style-name="standard">
      <style:graphic-properties draw:fill-color="#ffb66c" draw:textarea-horizontal-align="justify" draw:textarea-vertical-align="middle" draw:auto-grow-height="false" fo:min-height="9.25cm" fo:min-width="14.5cm"/>
    </style:style>
    <style:style style:name="gr24" style:family="graphic" style:parent-style-name="standard">
      <style:graphic-properties draw:fill-color="#ffffd7" draw:textarea-horizontal-align="justify" draw:textarea-vertical-align="middle" draw:auto-grow-height="false" fo:min-height="6.75cm" fo:min-width="8cm"/>
    </style:style>
    <style:style style:name="gr25" style:family="graphic" style:parent-style-name="standard">
      <style:graphic-properties draw:textarea-horizontal-align="justify" draw:textarea-vertical-align="middle" draw:auto-grow-height="false" fo:min-height="0.911cm" fo:min-width="2.001cm"/>
      <style:paragraph-properties style:writing-mode="lr-tb"/>
    </style:style>
    <style:style style:name="gr26" style:family="graphic" style:parent-style-name="standard">
      <style:graphic-properties draw:fill-color="#ffaa95" draw:textarea-horizontal-align="justify" draw:textarea-vertical-align="middle" draw:auto-grow-height="false" fo:min-height="1.075cm" fo:min-width="2.501cm"/>
      <style:paragraph-properties style:writing-mode="lr-tb"/>
    </style:style>
    <style:style style:name="gr27" style:family="graphic" style:parent-style-name="objectwithoutfill">
      <style:graphic-properties draw:marker-end="線の終点_20_9" draw:marker-end-width="0.3cm" draw:fill="none" draw:textarea-vertical-align="middle"/>
    </style:style>
    <style:style style:name="gr28" style:family="graphic" style:parent-style-name="standard">
      <style:graphic-properties draw:fill-color="#81d41a" draw:textarea-horizontal-align="justify" draw:textarea-vertical-align="middle" draw:auto-grow-height="false" fo:min-height="0.911cm" fo:min-width="2.001cm"/>
      <style:paragraph-properties style:writing-mode="lr-tb"/>
    </style:style>
    <style:style style:name="gr29" style:family="graphic" style:parent-style-name="objectwithoutfill">
      <style:graphic-properties draw:marker-end="線の終点_20_10" draw:marker-end-width="0.3cm" draw:fill="none" draw:textarea-vertical-align="middle"/>
    </style:style>
    <style:style style:name="gr30" style:family="graphic" style:parent-style-name="objectwithoutfill">
      <style:graphic-properties draw:marker-end="線の終点_20_11" draw:marker-end-width="0.3cm" draw:fill="none" draw:textarea-vertical-align="middle"/>
    </style:style>
    <style:style style:name="gr31" style:family="graphic" style:parent-style-name="objectwithoutfill">
      <style:graphic-properties draw:marker-end="線の終点_20_15" draw:marker-end-width="0.3cm" draw:fill="none" draw:textarea-vertical-align="middle"/>
    </style:style>
    <style:style style:name="gr32" style:family="graphic" style:parent-style-name="objectwithoutfill">
      <style:graphic-properties draw:marker-end="線の終点_20_16" draw:marker-end-width="0.3cm" draw:fill="none" draw:textarea-vertical-align="middle"/>
    </style:style>
    <style:style style:name="gr33" style:family="graphic" style:parent-style-name="standard">
      <style:graphic-properties draw:fill-color="#ffffd7" draw:textarea-horizontal-align="justify" draw:textarea-vertical-align="middle" draw:auto-grow-height="false" fo:min-height="3.25cm" fo:min-width="6.5cm"/>
      <style:paragraph-properties style:writing-mode="lr-tb"/>
    </style:style>
    <style:style style:name="gr34" style:family="graphic" style:parent-style-name="standard">
      <style:graphic-properties draw:fill-color="#ffb66c" draw:textarea-horizontal-align="justify" draw:textarea-vertical-align="middle" draw:auto-grow-height="false" fo:min-height="2.25cm" fo:min-width="4.5cm"/>
      <style:paragraph-properties style:writing-mode="lr-tb"/>
    </style:style>
    <style:style style:name="gr35" style:family="graphic" style:parent-style-name="objectwithoutfill">
      <style:graphic-properties draw:marker-end="線の終点_20_17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7" style:family="graphic" style:parent-style-name="objectwithoutfill">
      <style:graphic-properties draw:marker-end="線の終点_20_18" draw:marker-end-width="0.3cm" draw:fill="none" draw:textarea-vertical-align="middle"/>
    </style:style>
    <style:style style:name="gr38" style:family="graphic" style:parent-style-name="standard">
      <style:graphic-properties draw:fill-color="#ffffd7" draw:textarea-horizontal-align="justify" draw:textarea-vertical-align="middle" draw:auto-grow-height="false" fo:min-height="0.75cm" fo:min-width="4cm"/>
    </style:style>
    <style:style style:name="gr39" style:family="graphic" style:parent-style-name="standard">
      <style:graphic-properties draw:fill-color="#ffffd7" draw:textarea-horizontal-align="justify" draw:textarea-vertical-align="middle" draw:auto-grow-height="false" fo:min-height="0.75cm" fo:min-width="4.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462cm"/>
      <style:paragraph-properties style:writing-mode="lr-tb"/>
    </style:style>
    <style:style style:name="gr41" style:family="graphic" style:parent-style-name="standard">
      <style:graphic-properties draw:fill-color="#ffb66c" draw:textarea-horizontal-align="justify" draw:textarea-vertical-align="middle" draw:auto-grow-height="false" fo:min-height="3.75cm" fo:min-width="11cm"/>
    </style:style>
    <style:style style:name="gr42" style:family="graphic" style:parent-style-name="standard">
      <style:graphic-properties draw:textarea-horizontal-align="justify" draw:textarea-vertical-align="middle" draw:auto-grow-height="false" fo:min-height="0.911cm" fo:min-width="5.501cm"/>
      <style:paragraph-properties style:writing-mode="lr-tb"/>
    </style:style>
    <style:style style:name="gr43" style:family="graphic" style:parent-style-name="standard">
      <style:graphic-properties draw:fill-color="#ffffd7" draw:textarea-horizontal-align="justify" draw:textarea-vertical-align="middle" draw:auto-grow-height="false" fo:min-height="0.75cm" fo:min-width="1.6cm"/>
    </style:style>
    <style:style style:name="gr44" style:family="graphic" style:parent-style-name="standard">
      <style:graphic-properties draw:fill-color="#ffffd7" draw:textarea-horizontal-align="justify" draw:textarea-vertical-align="middle" draw:auto-grow-height="false" fo:min-height="0.75cm" fo:min-width="2.6cm"/>
    </style:style>
    <style:style style:name="gr45" style:family="graphic" style:parent-style-name="objectwithoutfill">
      <style:graphic-properties draw:marker-end="線の終点_20_19" draw:marker-end-width="0.3cm" draw:fill="none" draw:textarea-vertical-align="middl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32pt" style:font-size-asian="32pt" style:font-size-complex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77bc65"/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d428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 style:writing-mode="lr-tb"/>
      <style:text-properties fo:font-size="18pt"/>
    </style:style>
    <style:style style:name="P13" style:family="paragraph">
      <loext:graphic-properties draw:fill="none"/>
      <style:paragraph-properties fo:text-align="center" style:writing-mode="lr-tb"/>
      <style:text-properties style:font-size-asian="18pt"/>
    </style:style>
    <style:style style:name="P14" style:family="paragraph">
      <loext:graphic-properties draw:fill="none" draw:fill-color="#ffffff"/>
      <style:paragraph-properties style:writing-mode="lr-tb"/>
      <style:text-properties fo:font-size="18pt" style:font-size-asian="18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d428"/>
      <style:paragraph-properties fo:text-align="center"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size-asian="18pt"/>
    </style:style>
    <style:style style:name="P18" style:family="paragraph">
      <loext:graphic-properties draw:fill-color="#ffffff"/>
      <style:paragraph-properties style:writing-mode="lr-tb"/>
      <style:text-properties style:font-size-asian="20pt"/>
    </style:style>
    <style:style style:name="P19" style:family="paragraph">
      <loext:graphic-properties draw:fill-color="#ffb66c"/>
      <style:paragraph-properties fo:text-align="center"/>
    </style:style>
    <style:style style:name="P20" style:family="paragraph">
      <loext:graphic-properties draw:fill-color="#ffffd7"/>
      <style:paragraph-properties fo:text-align="center"/>
    </style:style>
    <style:style style:name="P21" style:family="paragraph">
      <loext:graphic-properties draw:fill-color="#ffaa95"/>
      <style:paragraph-properties fo:text-align="center" style:writing-mode="lr-tb"/>
    </style:style>
    <style:style style:name="P22" style:family="paragraph">
      <loext:graphic-properties draw:fill-color="#81d41a"/>
      <style:paragraph-properties fo:text-align="center" style:writing-mode="lr-tb"/>
    </style:style>
    <style:style style:name="P23" style:family="paragraph">
      <loext:graphic-properties draw:fill-color="#ffffd7"/>
      <style:paragraph-properties fo:text-align="center" style:writing-mode="lr-tb"/>
    </style:style>
    <style:style style:name="P24" style:family="paragraph">
      <loext:graphic-properties draw:fill-color="#ffb66c"/>
      <style:paragraph-properties fo:text-align="center" style:writing-mode="lr-tb"/>
    </style:style>
    <style:style style:name="P25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style:font-size-asian="18pt"/>
    </style:style>
    <style:style style:name="T4" style:family="text">
      <style:text-properties fo:font-size="18pt"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custom-shape draw:style-name="gr1" draw:text-style-name="P1" draw:layer="layout" svg:width="8.022cm" svg:height="6cm" svg:x="4.5cm" svg:y="5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0.5cm" svg:y1="7.9cm" svg:x2="4.5cm" svg:y2="7.9cm">
          <text:p text:style-name="P2"><text:span text:style-name="T1">更新</text:span></text:p>
        </draw:line>
        <draw:line draw:style-name="gr3" draw:text-style-name="P3" draw:layer="layout" svg:x1="23.2cm" svg:y1="8cm" svg:x2="26.018cm" svg:y2="8cm">
          <text:p text:style-name="P2"><text:span text:style-name="T1">検索</text:span></text:p>
        </draw:line>
        <draw:line draw:style-name="gr4" draw:text-style-name="P3" draw:layer="layout" svg:x1="12.522cm" svg:y1="8cm" svg:x2="15.34cm" svg:y2="8cm">
          <text:p text:style-name="P2"><text:span text:style-name="T1">同期</text:span></text:p>
        </draw:line>
        <draw:custom-shape draw:style-name="gr5" draw:text-style-name="P1" draw:layer="layout" svg:width="7.9cm" svg:height="6cm" svg:x="15.3cm" svg:y="5cm">
          <text:p text:style-name="P1">Elasticsearch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style-name="gr1" draw:text-style-name="P1" draw:layer="layout" svg:width="8.022cm" svg:height="6cm" svg:x="4.5cm" svg:y="5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0.5cm" svg:y1="7cm" svg:x2="4.5cm" svg:y2="7cm">
          <text:p text:style-name="P2"><text:span text:style-name="T1">更新</text:span></text:p>
        </draw:line>
        <draw:line draw:style-name="gr3" draw:text-style-name="P3" draw:layer="layout" svg:x1="23.2cm" svg:y1="8cm" svg:x2="26.018cm" svg:y2="8cm">
          <text:p text:style-name="P2"><text:span text:style-name="T1">検索</text:span></text:p>
        </draw:line>
        <draw:line draw:style-name="gr4" draw:text-style-name="P3" draw:layer="layout" svg:x1="12.522cm" svg:y1="8cm" svg:x2="15.34cm" svg:y2="8cm">
          <text:p text:style-name="P2"><text:span text:style-name="T1">同期</text:span></text:p>
        </draw:line>
        <draw:line draw:style-name="gr2" draw:text-style-name="P3" draw:layer="layout" svg:x1="0.5cm" svg:y1="9.265cm" svg:x2="4.5cm" svg:y2="9.265cm">
          <text:p text:style-name="P2"><text:span text:style-name="T1">検索</text:span></text:p>
        </draw:line>
        <draw:custom-shape draw:style-name="gr5" draw:text-style-name="P1" draw:layer="layout" svg:width="7.9cm" svg:height="6cm" svg:x="15.3cm" svg:y="5cm">
          <text:p text:style-name="P1">Elasticsearch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7" draw:text-style-name="P5" draw:layer="layout" svg:width="20cm" svg:height="2.647cm" svg:x="4.2cm" svg:y="11.363cm">
          <draw:text-box>
            <text:p><text:span text:style-name="T1">Elasticse</text:span><text:span text:style-name="T1">arch</text:span><text:span text:style-name="T1">が停</text:span><text:span text:style-name="T1">止してい</text:span><text:span text:style-name="T1">る間の更</text:span><text:span text:style-name="T1">新をケア</text:span><text:span text:style-name="T1">しな</text:span></text:p>
          </draw:text-box>
        </draw:frame>
        <draw:custom-shape draw:style-name="gr8" draw:text-style-name="P6" draw:layer="layout" svg:width="3.5cm" svg:height="3.5cm" svg:x="17.5cm" svg:y="6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6" draw:layer="layout" svg:width="2.5cm" svg:height="2.7cm" svg:x="23.5cm" svg:y="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9" draw:text-style-name="P6" draw:layer="layout" svg:width="2.5cm" svg:height="2.7cm" svg:x="12.8cm" svg:y="6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style-name="gr10" draw:text-style-name="P1" draw:layer="layout" svg:width="7.422cm" svg:height="5.5cm" svg:x="3.378cm" svg:y="5.7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0.3cm" svg:y1="8.5cm" svg:x2="3.4cm" svg:y2="8.5cm">
          <text:p text:style-name="P2"><text:span text:style-name="T1">更新</text:span></text:p>
        </draw:line>
        <draw:line draw:style-name="gr3" draw:text-style-name="P3" draw:layer="layout" svg:x1="26.922cm" svg:y1="8.5cm" svg:x2="29.74cm" svg:y2="8.5cm">
          <text:p text:style-name="P2"><text:span text:style-name="T1">検索</text:span></text:p>
        </draw:line>
        <draw:custom-shape draw:style-name="gr11" draw:text-style-name="P7" draw:layer="layout" svg:width="2cm" svg:height="6.5cm" draw:transform="rotate (-1.5707963267949) translate (17.7cm 7.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8" draw:layer="layout" svg:x1="10.5cm" svg:y1="8cm" svg:x2="13.5cm" svg:y2="8cm">
          <text:p text:style-name="P2">入力</text:p>
        </draw:line>
        <draw:line draw:style-name="gr12" draw:text-style-name="P8" draw:layer="layout" svg:x1="17cm" svg:y1="8.907cm" svg:x2="19.5cm" svg:y2="8.907cm">
          <text:p text:style-name="P2">出力</text:p>
        </draw:line>
        <draw:custom-shape draw:style-name="gr10" draw:text-style-name="P1" draw:layer="layout" svg:width="7.422cm" svg:height="5.5cm" svg:x="19.5cm" svg:y="5.701cm">
          <text:p text:style-name="P1">Elasticsearch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3" draw:text-style-name="P9" draw:layer="layout" svg:width="5.5cm" svg:height="1.521cm" svg:x="11.5cm" svg:y="16cm">
          <draw:text-box>
            <text:p/>
            <text:p/>
          </draw:text-box>
        </draw:frame>
        <draw:frame draw:style-name="gr14" draw:text-style-name="P9" draw:layer="layout" svg:width="3.5cm" svg:height="0.962cm" svg:x="12.8cm" svg:y="8.038cm">
          <draw:text-box>
            <text:p>Logstash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custom-shape draw:style-name="gr15" draw:text-style-name="P1" draw:layer="layout" svg:width="6.3cm" svg:height="4.2cm" svg:x="7cm" svg:y="2.8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3.9cm" svg:y1="5cm" svg:x2="7cm" svg:y2="5cm">
          <text:p text:style-name="P2"><text:span text:style-name="T1">更新</text:span></text:p>
        </draw:line>
        <draw:custom-shape draw:style-name="gr16" draw:text-style-name="P7" draw:layer="layout" svg:width="1.462cm" svg:height="4.752cm" draw:transform="rotate (-1.5707963267949) translate (19.652cm 3.538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8" draw:layer="layout" svg:x1="12.8cm" svg:y1="4.3cm" svg:x2="15.3cm" svg:y2="4.3cm">
          <text:p text:style-name="P2">入力</text:p>
        </draw:line>
        <draw:frame draw:style-name="gr17" draw:text-style-name="P9" draw:layer="layout" svg:width="5.5cm" svg:height="1.673cm" svg:x="11.5cm" svg:y="16cm">
          <draw:text-box>
            <text:p/>
            <text:p/>
          </draw:text-box>
        </draw:frame>
        <draw:frame draw:style-name="gr17" draw:text-style-name="P9" xml:id="id1" draw:id="id1" draw:layer="layout" svg:width="4.634cm" svg:height="1.673cm" svg:x="14.966cm" svg:y="3.704cm">
          <draw:text-box>
            <text:p>groonga-delta</text:p>
            <text:p>import</text:p>
          </draw:text-box>
        </draw:frame>
        <draw:custom-shape draw:style-name="gr18" draw:text-style-name="P10" xml:id="id2" draw:id="id2" draw:layer="layout" svg:width="3cm" svg:height="2.2cm" svg:x="20.4cm" svg:y="6.7cm">
          <text:p text:style-name="P1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9" draw:text-style-name="P11" draw:layer="layout" svg:x1="19.6cm" svg:y1="4.54cm" svg:x2="21.9cm" svg:y2="6.7cm" draw:start-shape="id1" draw:start-glue-point="1" draw:end-shape="id2" draw:end-glue-point="5" svg:d="M19600 4540h2300v2160" svg:viewBox="0 0 2301 2161">
          <text:p/>
        </draw:connector>
        <draw:custom-shape draw:style-name="gr16" draw:text-style-name="P7" draw:layer="layout" svg:width="1.462cm" svg:height="4.752cm" draw:transform="rotate (1.5707963267949) translate (14.9cm 11.1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9" xml:id="id3" draw:id="id3" draw:layer="layout" svg:width="4.634cm" svg:height="1.673cm" svg:x="15.118cm" svg:y="9.804cm">
          <draw:text-box>
            <text:p>groonga-delta</text:p>
            <text:p>apply</text:p>
          </draw:text-box>
        </draw:frame>
        <draw:connector draw:style-name="gr20" draw:text-style-name="P11" draw:layer="layout" svg:x1="21.9cm" svg:y1="8.9cm" svg:x2="19.752cm" svg:y2="10.64cm" draw:start-shape="id2" draw:start-glue-point="7" draw:end-shape="id3" svg:d="M21900 8900v1740h-2148" svg:viewBox="0 0 2149 1741">
          <text:p/>
        </draw:connector>
        <draw:custom-shape draw:style-name="gr15" draw:text-style-name="P1" draw:layer="layout" svg:width="6.3cm" svg:height="4.2cm" svg:x="7cm" svg:y="8.3cm">
          <text:p text:style-name="P1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8" draw:layer="layout" svg:x1="15.118cm" svg:y1="10.4cm" svg:x2="13cm" svg:y2="10.4cm">
          <text:p/>
        </draw:line>
        <draw:frame draw:style-name="gr22" draw:text-style-name="P9" draw:layer="layout" svg:width="2cm" svg:height="1.096cm" svg:x="13.3cm" svg:y="9.905cm">
          <draw:text-box>
            <text:p>入力</text:p>
          </draw:text-box>
        </draw:frame>
        <draw:line draw:style-name="gr2" draw:text-style-name="P3" draw:layer="layout" svg:x1="3.9cm" svg:y1="10.7cm" svg:x2="7cm" svg:y2="10.7cm">
          <text:p text:style-name="P2"><text:span text:style-name="T1">検索</text:span></text:p>
        </draw:line>
        <draw:frame draw:style-name="gr22" draw:text-style-name="P9" draw:layer="layout" svg:width="2cm" svg:height="1.096cm" svg:x="23.4cm" svg:y="7.3cm">
          <draw:text-box>
            <text:p>　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custom-shape draw:style-name="gr15" draw:text-style-name="P12" draw:layer="layout" svg:width="6.3cm" svg:height="4.2cm" svg:x="8.6cm" svg:y="0.8cm">
          <text:p text:style-name="P12"><text:span text:style-name="T2">MySQL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" draw:text-style-name="P3" draw:layer="layout" svg:x1="5.5cm" svg:y1="3cm" svg:x2="8.6cm" svg:y2="3cm">
          <text:p text:style-name="P2"><text:span text:style-name="T1">更新</text:span></text:p>
        </draw:line>
        <draw:custom-shape draw:style-name="gr16" draw:text-style-name="P7" draw:layer="layout" svg:width="1.462cm" svg:height="4.752cm" draw:transform="rotate (-1.5707963267949) translate (21.252cm 1.538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13" draw:layer="layout" svg:x1="14.4cm" svg:y1="2.3cm" svg:x2="16.9cm" svg:y2="2.3cm">
          <text:p text:style-name="P2"><text:span text:style-name="T3">入力</text:span></text:p>
        </draw:line>
        <draw:frame draw:style-name="gr17" draw:text-style-name="P14" draw:layer="layout" svg:width="5.5cm" svg:height="1.673cm" svg:x="11.5cm" svg:y="16cm">
          <draw:text-box>
            <text:p><text:span text:style-name="T4"/></text:p>
            <text:p><text:span text:style-name="T4"/></text:p>
          </draw:text-box>
        </draw:frame>
        <draw:frame draw:style-name="gr17" draw:text-style-name="P15" xml:id="id4" draw:id="id4" draw:layer="layout" svg:width="4.634cm" svg:height="1.673cm" svg:x="16.566cm" svg:y="1.704cm">
          <draw:text-box>
            <text:p><text:span text:style-name="T2">groonga-delta</text:span></text:p>
            <text:p><text:span text:style-name="T2">import</text:span></text:p>
          </draw:text-box>
        </draw:frame>
        <draw:custom-shape draw:style-name="gr18" draw:text-style-name="P16" xml:id="id5" draw:id="id5" draw:layer="layout" svg:width="3cm" svg:height="2.2cm" svg:x="22cm" svg:y="4.7cm">
          <text:p text:style-name="P12"><text:span text:style-name="T2">Storag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9" draw:text-style-name="P11" draw:layer="layout" svg:x1="21.2cm" svg:y1="2.54cm" svg:x2="23.5cm" svg:y2="4.7cm" draw:start-shape="id4" draw:start-glue-point="1" draw:end-shape="id5" draw:end-glue-point="5" svg:d="M21200 2540h2300v2160" svg:viewBox="0 0 2301 2161">
          <text:p/>
        </draw:connector>
        <draw:custom-shape draw:style-name="gr16" draw:text-style-name="P7" draw:layer="layout" svg:width="1.462cm" svg:height="4.752cm" draw:transform="rotate (1.5707963267949) translate (16.5cm 11.623cm)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5" xml:id="id6" draw:id="id6" draw:layer="layout" svg:width="4.634cm" svg:height="1.673cm" svg:x="16.718cm" svg:y="10.327cm">
          <draw:text-box>
            <text:p><text:span text:style-name="T2">groonga-delta</text:span></text:p>
            <text:p><text:span text:style-name="T2">apply</text:span></text:p>
          </draw:text-box>
        </draw:frame>
        <draw:connector draw:style-name="gr20" draw:text-style-name="P11" draw:layer="layout" svg:x1="23.5cm" svg:y1="6.9cm" svg:x2="21.352cm" svg:y2="11.163cm" draw:start-shape="id5" draw:start-glue-point="7" draw:end-shape="id6" draw:end-glue-point="1" svg:d="M23500 6900v4263h-2148" svg:viewBox="0 0 2149 4264">
          <text:p/>
        </draw:connector>
        <draw:custom-shape draw:style-name="gr15" draw:text-style-name="P12" draw:layer="layout" svg:width="6.3cm" svg:height="4.2cm" svg:x="8.6cm" svg:y="6.3cm">
          <text:p text:style-name="P12"><text:span text:style-name="T2">Groonga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1" draw:text-style-name="P8" draw:layer="layout" svg:x1="16.618cm" svg:y1="11cm" svg:x2="10cm" svg:y2="13cm">
          <text:p/>
        </draw:line>
        <draw:frame draw:style-name="gr22" draw:text-style-name="P17" draw:layer="layout" svg:width="2cm" svg:height="1.096cm" svg:x="12.5cm" svg:y="11.5cm">
          <draw:text-box>
            <text:p><text:span text:style-name="T3">入力</text:span></text:p>
          </draw:text-box>
        </draw:frame>
        <draw:line draw:style-name="gr2" draw:text-style-name="P3" draw:layer="layout" svg:x1="0.4cm" svg:y1="13cm" svg:x2="3.6cm" svg:y2="13cm">
          <text:p text:style-name="P2"><text:span text:style-name="T1">検索</text:span></text:p>
        </draw:line>
        <draw:frame draw:style-name="gr22" draw:text-style-name="P17" draw:layer="layout" svg:width="2cm" svg:height="1.096cm" svg:x="23.4cm" svg:y="7.3cm">
          <draw:text-box>
            <text:p><text:span text:style-name="T3">　</text:span></text:p>
          </draw:text-box>
        </draw:frame>
        <draw:custom-shape draw:style-name="gr9" draw:text-style-name="P6" draw:layer="layout" svg:width="2.5cm" svg:height="2.7cm" svg:x="10.6cm" svg:y="7.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5" draw:text-style-name="P12" draw:layer="layout" svg:width="6.3cm" svg:height="4.2cm" svg:x="3.7cm" svg:y="10.8cm">
          <text:p text:style-name="P12"><text:span text:style-name="T2">New Groonga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custom-shape draw:style-name="gr23" draw:text-style-name="P19" draw:layer="layout" svg:width="15cm" svg:height="9.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8.5cm" svg:height="7cm" svg:x="1cm" svg:y="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xml:id="id7" draw:id="id7" draw:layer="layout" svg:width="2.5cm" svg:height="2.199cm" svg:x="1.9cm" svg:y="6.301cm">
          <text:p text:style-name="P1">MySQL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21" xml:id="id8" draw:id="id8" draw:layer="layout" svg:width="3cm" svg:height="1.5cm" svg:x="4.9cm" svg:y="9cm">
          <text:p text:style-name="P1">binary lo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7" draw:text-style-name="P11" draw:layer="layout" svg:x1="4.4cm" svg:y1="7.401cm" svg:x2="6.4cm" svg:y2="9cm" draw:start-shape="id7" draw:start-glue-point="8" draw:end-shape="id8" draw:end-glue-point="4" svg:d="M4400 7401h2000v1599" svg:viewBox="0 0 2001 1600">
          <text:p/>
        </draw:connector>
        <draw:custom-shape draw:style-name="gr28" draw:text-style-name="P22" xml:id="id9" draw:id="id9" draw:layer="layout" svg:width="2.5cm" svg:height="2.199cm" svg:x="13cm" svg:y="8.5cm">
          <text:p text:style-name="P1">groonga-delta</text:p>
          <text:p text:style-name="P1">import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29" draw:text-style-name="P11" draw:layer="layout" svg:x1="13cm" svg:y1="9.5cm" svg:x2="7.9cm" svg:y2="9.5cm">
          <text:p/>
        </draw:line>
        <draw:frame draw:style-name="gr14" draw:text-style-name="P9" draw:layer="layout" svg:width="1.5cm" svg:height="0.962cm" svg:x="10cm" svg:y="9cm">
          <draw:text-box>
            <text:p>pull</text:p>
          </draw:text-box>
        </draw:frame>
        <draw:custom-shape draw:style-name="gr18" draw:text-style-name="P10" xml:id="id10" draw:id="id10" draw:layer="layout" svg:width="3cm" svg:height="2.2cm" svg:x="15.5cm" svg:y="11cm">
          <text:p text:style-name="P1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0" draw:text-style-name="P11" draw:layer="layout" svg:x1="15.5cm" svg:y1="9.6cm" svg:x2="17cm" svg:y2="11cm" draw:start-shape="id9" draw:start-glue-point="8" draw:end-shape="id10" draw:end-glue-point="5" svg:d="M15500 9600h1500v1400" svg:viewBox="0 0 1501 1401">
          <text:p/>
        </draw:connector>
        <draw:custom-shape draw:style-name="gr28" draw:text-style-name="P22" xml:id="id11" draw:id="id11" draw:layer="layout" svg:width="2.5cm" svg:height="2.199cm" svg:x="19cm" svg:y="8.5cm">
          <text:p text:style-name="P1">groonga-delta</text:p>
          <text:p text:style-name="P1">apply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1" xml:id="id12" draw:id="id12" draw:layer="layout" svg:width="2.5cm" svg:height="2.199cm" svg:x="23.5cm" svg:y="6.301cm">
          <text:p text:style-name="P1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1" draw:text-style-name="P11" draw:layer="layout" svg:x1="20.25cm" svg:y1="10.699cm" svg:x2="18.5cm" svg:y2="12.1cm" draw:start-shape="id11" draw:start-glue-point="7" draw:end-shape="id10" svg:d="M20250 10699v1401h-1750" svg:viewBox="0 0 1751 1402">
          <text:p/>
        </draw:connector>
        <draw:connector draw:style-name="gr32" draw:text-style-name="P11" draw:layer="layout" svg:x1="21.5cm" svg:y1="9.6cm" svg:x2="24.75cm" svg:y2="8.5cm" draw:start-shape="id11" draw:start-glue-point="8" draw:end-shape="id12" draw:end-glue-point="7" svg:d="M21500 9600h3250v-1100" svg:viewBox="0 0 3251 1101">
          <text:p/>
        </draw:connector>
        <draw:frame draw:style-name="gr14" draw:text-style-name="P9" draw:layer="layout" svg:width="2.5cm" svg:height="0.962cm" svg:x="15.9cm" svg:y="9.5cm">
          <draw:text-box>
            <text:p>output</text:p>
          </draw:text-box>
        </draw:frame>
        <draw:frame draw:style-name="gr14" draw:text-style-name="P9" draw:layer="layout" svg:width="2.5cm" svg:height="0.962cm" svg:x="19.4cm" svg:y="11cm">
          <draw:text-box>
            <text:p>pull</text:p>
          </draw:text-box>
        </draw:frame>
        <draw:frame draw:style-name="gr14" draw:text-style-name="P9" draw:layer="layout" svg:width="2.5cm" svg:height="0.962cm" svg:x="22.5cm" svg:y="9.038cm">
          <draw:text-box>
            <text:p>apply</text:p>
          </draw:text-box>
        </draw:frame>
        <draw:frame draw:style-name="gr14" draw:text-style-name="P9" draw:layer="layout" svg:width="5.5cm" svg:height="0.962cm" svg:x="1cm" svg:y="5.038cm">
          <draw:text-box>
            <text:p>MySQL Server</text:p>
          </draw:text-box>
        </draw:frame>
        <draw:frame draw:style-name="gr14" draw:text-style-name="P9" draw:layer="layout" svg:width="5.5cm" svg:height="0.962cm" svg:x="11.5cm" svg:y="4.038cm">
          <draw:text-box>
            <text:p>Groonga Server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custom-shape draw:style-name="gr15" draw:text-style-name="P1" draw:layer="layout" svg:width="6.3cm" svg:height="4.2cm" svg:x="15.7cm" svg:y="8.7cm">
          <text:p text:style-name="P1">Groonga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23" draw:layer="layout" svg:width="7cm" svg:height="3.5cm" svg:x="0.5cm" svg:y="7cm">
          <text:p text:style-name="P1">Perlアプリケーション</text:p>
          <draw:enhanced-geometry svg:viewBox="0 0 21600 21600" draw:type="rectangle" draw:enhanced-path="M 0 0 L 21600 0 21600 21600 0 21600 0 0 Z N"/>
        </draw:custom-shape>
        <draw:custom-shape draw:style-name="gr34" draw:text-style-name="P24" draw:layer="layout" svg:width="5cm" svg:height="2.5cm" svg:x="4.5cm" svg:y="9.5cm">
          <text:p text:style-name="P1">Groonga-HTTP</text:p>
          <draw:enhanced-geometry svg:viewBox="0 0 21600 21600" draw:type="rectangle" draw:enhanced-path="M 0 0 L 21600 0 21600 21600 0 21600 0 0 Z N"/>
        </draw:custom-shape>
        <draw:line draw:style-name="gr35" draw:text-style-name="P11" draw:layer="layout" svg:x1="9.5cm" svg:y1="10cm" svg:x2="15.7cm" svg:y2="10cm">
          <text:p/>
        </draw:line>
        <draw:frame draw:style-name="gr36" draw:text-style-name="P9" draw:layer="layout" svg:width="5cm" svg:height="1cm" svg:x="10cm" svg:y="9.2cm">
          <draw:text-box>
            <text:p>HTTP Request</text:p>
          </draw:text-box>
        </draw:frame>
        <draw:line draw:style-name="gr37" draw:text-style-name="P11" draw:layer="layout" svg:x1="15.7cm" svg:y1="11.5cm" svg:x2="9.5cm" svg:y2="11.5cm">
          <text:p/>
        </draw:line>
        <draw:frame draw:style-name="gr17" draw:text-style-name="P9" draw:layer="layout" svg:width="5.5cm" svg:height="1.673cm" svg:x="10cm" svg:y="10.6cm">
          <draw:text-box>
            <text:p>HTTP Response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custom-shape draw:style-name="gr38" draw:text-style-name="P20" draw:layer="layout" svg:width="4.5cm" svg:height="1cm" svg:x="4.9cm" svg:y="1.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4.5cm" svg:height="0.962cm" svg:x="4.9cm" svg:y="1.538cm">
          <draw:text-box>
            <text:p>Query Parser</text:p>
          </draw:text-box>
        </draw:frame>
        <draw:custom-shape draw:style-name="gr39" draw:text-style-name="P20" draw:layer="layout" svg:width="5cm" svg:height="1cm" svg:x="4.7cm" svg:y="3.2cm">
          <text:p/>
          <draw:enhanced-geometry svg:viewBox="0 0 21600 21600" draw:type="rectangle" draw:enhanced-path="M 0 0 L 21600 0 21600 21600 0 21600 0 0 Z N"/>
        </draw:custom-shape>
        <draw:frame draw:style-name="gr40" draw:text-style-name="P9" draw:layer="layout" svg:width="5cm" svg:height="0.962cm" svg:x="4.7cm" svg:y="3.238cm">
          <draw:text-box>
            <text:p>Query optimizer</text:p>
          </draw:text-box>
        </draw:frame>
        <draw:custom-shape draw:style-name="gr41" draw:text-style-name="P19" draw:layer="layout" svg:width="11.5cm" svg:height="4cm" svg:x="1.5cm" svg:y="5.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5.5cm" svg:height="0.962cm" svg:x="1.5cm" svg:y="5.538cm">
          <draw:text-box>
            <text:p>Storage engine</text:p>
          </draw:text-box>
        </draw:frame>
        <draw:custom-shape draw:style-name="gr42" draw:text-style-name="P1" draw:layer="layout" svg:width="6cm" svg:height="2.199cm" svg:x="4.2cm" svg:y="10.301cm">
          <text:p text:style-name="P1">Storage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9" draw:text-style-name="P20" draw:layer="layout" svg:width="5cm" svg:height="1cm" svg:x="2cm" svg:y="6.5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5cm" svg:height="1cm" svg:x="2.1cm" svg:y="6.5cm">
          <draw:text-box>
            <text:p>トランザクション</text:p>
          </draw:text-box>
        </draw:frame>
        <draw:custom-shape draw:style-name="gr43" draw:text-style-name="P20" draw:layer="layout" svg:width="2.1cm" svg:height="1cm" svg:x="2cm" svg:y="7.8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2.5cm" svg:height="1cm" svg:x="2cm" svg:y="7.8cm">
          <draw:text-box>
            <text:p>ロック</text:p>
          </draw:text-box>
        </draw:frame>
        <draw:custom-shape draw:style-name="gr44" draw:text-style-name="P20" draw:layer="layout" svg:width="3.1cm" svg:height="1cm" svg:x="4.4cm" svg:y="7.8cm">
          <text:p/>
          <draw:enhanced-geometry svg:viewBox="0 0 21600 21600" draw:type="rectangle" draw:enhanced-path="M 0 0 L 21600 0 21600 21600 0 21600 0 0 Z N"/>
        </draw:custom-shape>
        <draw:frame draw:style-name="gr36" draw:text-style-name="P9" draw:layer="layout" svg:width="3.6cm" svg:height="1cm" svg:x="4.4cm" svg:y="7.8cm">
          <draw:text-box>
            <text:p>リカバリー</text:p>
          </draw:text-box>
        </draw:frame>
        <draw:custom-shape draw:style-name="gr38" draw:text-style-name="P20" draw:layer="layout" svg:width="4.5cm" svg:height="1cm" svg:x="8cm" svg:y="6.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3.5cm" svg:height="0.962cm" svg:x="8.5cm" svg:y="6.538cm">
          <draw:text-box>
            <text:p>データ操作</text:p>
          </draw:text-box>
        </draw:frame>
        <draw:line draw:style-name="gr45" draw:text-style-name="P11" draw:layer="layout" svg:x1="7.1cm" svg:y1="0.5cm" svg:x2="7.1cm" svg:y2="1.6cm">
          <text:p/>
        </draw:line>
        <draw:line draw:style-name="gr45" draw:text-style-name="P11" draw:layer="layout" svg:x1="7.1cm" svg:y1="2.5cm" svg:x2="7.1cm" svg:y2="3.238cm">
          <text:p/>
        </draw:line>
        <draw:line draw:style-name="gr45" draw:text-style-name="P11" draw:layer="layout" svg:x1="7.1cm" svg:y1="4.2cm" svg:x2="7.1cm" svg:y2="5.7cm">
          <text:p/>
        </draw:line>
        <draw:line draw:style-name="gr45" draw:text-style-name="P11" draw:layer="layout" svg:x1="7.1cm" svg:y1="9.5cm" svg:x2="7.1cm" svg:y2="10.301cm">
          <text:p/>
        </draw:lin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Unifont" svg:font-family="Unifont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15" draw:display-name="線の終点 15" svg:viewBox="0 0 20 20" svg:d="M0 20l10-20 10 20z"/>
    <draw:marker draw:name="線の終点_20_16" draw:display-name="線の終点 16" svg:viewBox="0 0 20 20" svg:d="M0 20l10-20 10 20z"/>
    <draw:marker draw:name="線の終点_20_17" draw:display-name="線の終点 17" svg:viewBox="0 0 20 20" svg:d="M0 20l10-20 10 20z"/>
    <draw:marker draw:name="線の終点_20_18" draw:display-name="線の終点 18" svg:viewBox="0 0 20 20" svg:d="M0 20l10-20 10 20z"/>
    <draw:marker draw:name="線の終点_20_19" draw:display-name="線の終点 19" svg:viewBox="0 0 20 20" svg:d="M0 20l10-20 10 20z"/>
    <draw:marker draw:name="線の終点_20_2" draw:display-name="線の終点 2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="Arrow_20_short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Unifont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Unifont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Unifont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6T22:06:00.256999977</meta:creation-date>
    <dc:date>2023-03-10T18:31:01.808673952</dc:date>
    <meta:editing-duration>PT6H45M3S</meta:editing-duration>
    <meta:editing-cycles>5</meta:editing-cycles>
    <meta:generator>LibreOffice/7.0.4.2$Linux_X86_64 LibreOffice_project/00$Build-2</meta:generator>
    <meta:document-statistic meta:object-count="140"/>
  </office:meta>
</office:document-meta>
</file>